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955cm" table:align="left"/>
    </style:style>
    <style:style style:name="Table1.A" style:family="table-column">
      <style:table-column-properties style:column-width="9.95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125cm" table:align="left"/>
    </style:style>
    <style:style style:name="Table2.A" style:family="table-column">
      <style:table-column-properties style:column-width="13.12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6.479cm" table:align="left"/>
    </style:style>
    <style:style style:name="Table3.A" style:family="table-column">
      <style:table-column-properties style:column-width="6.47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077cm" table:align="left"/>
    </style:style>
    <style:style style:name="Table4.A" style:family="table-column">
      <style:table-column-properties style:column-width="6.07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5.816cm" table:align="left"/>
    </style:style>
    <style:style style:name="Table5.A" style:family="table-column">
      <style:table-column-properties style:column-width="5.81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5.241cm" table:align="left"/>
    </style:style>
    <style:style style:name="Table6.A" style:family="table-column">
      <style:table-column-properties style:column-width="5.241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76e21" officeooo:paragraph-rsid="00176e21"/>
    </style:style>
    <style:style style:name="P2" style:family="paragraph" style:parent-style-name="Text_20_body">
      <style:text-properties officeooo:rsid="0019039b" officeooo:paragraph-rsid="0019039b"/>
    </style:style>
    <style:style style:name="P3" style:family="paragraph" style:parent-style-name="Text_20_body">
      <style:text-properties officeooo:rsid="00190fc3" officeooo:paragraph-rsid="00190fc3"/>
    </style:style>
    <style:style style:name="P4" style:family="paragraph" style:parent-style-name="Title">
      <style:text-properties officeooo:rsid="00176e21" officeooo:paragraph-rsid="00176e21"/>
    </style:style>
    <style:style style:name="T1" style:family="text">
      <style:text-properties officeooo:rsid="001903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ertaisarvio Musiikki</text:p>
      <text:p text:style-name="P1"/>
      <text:p text:style-name="P1">Arvioitu 28.10. klo 10:30</text:p>
      <text:p text:style-name="P1"/>
      <text:p text:style-name="P1">Trie- metodi näyttää toimivan hyvin ja tehokkaasti. Poikkeukset ja puun päättymiset on otettu hyvin luomioon Arvo- luokassa. <text:span text:style-name="T1">En kuitenkaan ole ihan varma, missä kohtaa puussa liikutaan alas päin arvonnan aikana, eli miten saadaan pitempi markovin ketju aikasieksi . Tämä kuitenkin saattaa johtua myös siitä, että en ole itse käyttänyt pythonia pitkään aikaan ja osa komennoista ovat hieman vieraita. Tässä koodinpätkässä: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87"/>with open("musiikki_kipale.txt", "r") as musiikki_kipale: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88"/>sisalto = musiikki_kipale.readlines() #tuodaan abc-notaatio riveittäin listana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89"/>for rivinumero in range(len(sisalto)):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90"/>tekstiosuus += sisalto[rivinumero]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91"/>if sisalto[rivinumero][0] == "K":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92"/>tekstiosuus += uusi_musiikki</text:p>
          </table:table-cell>
        </table:table-row>
      </table:table>
      <text:p text:style-name="Text_20_body">Break</text:p>
      <text:p text:style-name="Text_20_body"/>
      <text:p text:style-name="P2">En ihan ymmärrä, mikä “K” on. Onko se vain tekstitiedostossa oleva merkki, että tästä alkaa uusi musiikki, vai mikä. Mikä tapahtuisi, jos se ei olisi “K” vaan “N”?</text:p>
      <text:p text:style-name="P3">Yleisesti ottaen koodi on melko selkeää, ehkä haluaisin vähän enemmän selitystä selventämään, mutta muuten hyvä. Toimii myös oikein, Hyvää työtä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0:35:59.477453709</meta:creation-date>
    <dc:date>2022-10-28T10:58:29.332338402</dc:date>
    <meta:editing-duration>PT2M9S</meta:editing-duration>
    <meta:editing-cycles>1</meta:editing-cycles>
    <meta:document-statistic meta:table-count="6" meta:image-count="0" meta:object-count="0" meta:page-count="1" meta:paragraph-count="12" meta:word-count="141" meta:character-count="1048" meta:non-whitespace-character-count="919"/>
    <meta:generator>LibreOffice/7.3.6.2$Linux_X86_64 LibreOffice_project/30$Build-2</meta:generator>
  </office:meta>
</office:document-meta>
</file>